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3465a4" draw:marker-start-width="0.2cm" draw:marker-end-width="0.2cm" draw:fill="solid" draw:fill-color="#3465a4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color="#729fcf"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dddddd" draw:fill="none" draw:fill-color="#ffffff" fo:min-height="0.717cm"/>
    </style:style>
    <style:style style:name="gr6" style:family="graphic" style:parent-style-name="standard">
      <style:graphic-properties draw:stroke="none" svg:stroke-color="#000000" draw:fill="none" draw:fill-color="#ffffff" fo:min-height="0.717cm"/>
    </style:style>
    <style:style style:name="gr7" style:family="graphic" style:parent-style-name="objectwithoutfill">
      <style:graphic-properties draw:stroke="dash" draw:stroke-dash="Fine_20_Dashed" svg:stroke-width="0.1cm" svg:stroke-color="#00ccff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objectwithoutfill">
      <style:graphic-properties svg:stroke-color="#cccccc" draw:marker-end="Linienspitzen_20_1" draw:marker-end-width="0.3cm" draw:fill="none" draw:textarea-vertical-align="middle"/>
    </style:style>
    <style:style style:name="gr10" style:family="graphic" style:parent-style-name="objectwithoutfill">
      <style:graphic-properties svg:stroke-color="#c0c0c0" draw:marker-end="Linienspitzen_20_1" draw:marker-end-width="0.3cm" draw:fill="none" draw:textarea-vertical-align="middle"/>
    </style:style>
    <style:style style:name="gr11" style:family="graphic" style:parent-style-name="objectwithoutfill">
      <style:graphic-properties svg:stroke-width="0.1cm" svg:stroke-color="#00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666666"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color="#ff9900"/>
    </style:style>
    <style:style style:name="P5" style:family="paragraph">
      <style:paragraph-properties fo:text-align="center"/>
      <style:text-properties fo:color="#ff9900" style:font-name="Ubuntu Medium" fo:font-weight="bold" style:font-weight-asian="bold" style:font-weight-complex="bold"/>
    </style:style>
    <style:style style:name="P6" style:family="paragraph">
      <style:paragraph-properties fo:text-align="center"/>
      <style:text-properties fo:color="#ff9900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justify"/>
      <style:text-properties fo:font-size="10pt"/>
    </style:style>
    <style:style style:name="P11" style:family="paragraph">
      <style:paragraph-properties fo:text-align="center"/>
      <style:text-properties style:use-window-font-color="true"/>
    </style:style>
    <style:style style:name="P12" style:family="paragraph">
      <style:paragraph-properties fo:text-align="center"/>
      <style:text-properties style:use-window-font-color="true" fo:font-size="10pt" style:font-size-asian="12pt" style:font-size-complex="12pt"/>
    </style:style>
    <style:style style:name="T1" style:family="text">
      <style:text-properties fo:color="#ffffff" fo:font-size="10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color="#ff9900" style:font-name="Ubuntu Medium" fo:font-weight="bold" style:font-weight-asian="bold" style:font-weight-complex="bold"/>
    </style:style>
    <style:style style:name="T4" style:family="text">
      <style:text-properties fo:color="#ff9900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.136cm" svg:height="0.705cm" svg:x="23.342cm" svg:y="13.253cm">
          <text:p text:style-name="P1"><text:span text:style-name="T1">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136cm" svg:height="0.706cm" svg:x="23.342cm" svg:y="10.705cm">
          <text:p text:style-name="P1"><text:span text:style-name="T1">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138cm" svg:height="0.706cm" svg:x="15.657cm" svg:y="6.367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138cm" svg:height="0.706cm" svg:x="15.657cm" svg:y="7.95cm">
          <text:p text:style-name="P1"><text:span text:style-name="T1">valid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136cm" svg:height="0.706cm" svg:x="12.364cm" svg:y="9.557cm">
          <text:p text:style-name="P1"><text:span text:style-name="T2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136cm" svg:height="0.706cm" svg:x="2.742cm" svg:y="9.55cm">
          <text:p text:style-name="P1"><text:span text:style-name="T2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2.136cm" svg:height="0.706cm" svg:x="8.354cm" svg:y="8.78cm">
          <text:p text:style-name="P1"><text:span text:style-name="T2">monitor</text:span><text:span text:style-name="T2"><text:line-break/></text:span><text:span text:style-name="T2">-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2.136cm" svg:height="0.706cm" svg:x="8.354cm" svg:y="12.885cm">
          <text:p text:style-name="P1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2.137cm" svg:height="0.705cm" svg:x="2.7cm" svg:y="6.535cm">
          <text:p text:style-name="P1"><text:span text:style-name="T2">alin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5.9cm" svg:height="0.967cm" svg:x="1cm" svg:y="3.327cm">
          <draw:text-box>
            <text:p text:style-name="P4"><text:span text:style-name="T3">System / App</text:span></text:p>
          </draw:text-box>
        </draw:frame>
        <draw:frame draw:style-name="gr5" draw:text-style-name="P5" draw:layer="layout" svg:width="15.5cm" svg:height="0.967cm" svg:x="7.3cm" svg:y="3.301cm">
          <draw:text-box>
            <text:p text:style-name="P4"><text:span text:style-name="T3">Modules</text:span></text:p>
          </draw:text-box>
        </draw:frame>
        <draw:frame draw:style-name="gr6" draw:text-style-name="P5" draw:layer="layout" svg:width="5.591cm" svg:height="0.967cm" svg:x="23.1cm" svg:y="9.135cm">
          <draw:text-box>
            <text:p text:style-name="P4"><text:span text:style-name="T3">Development</text:span></text:p>
          </draw:text-box>
        </draw:frame>
        <draw:line draw:style-name="gr7" draw:text-style-name="P1" draw:layer="layout" svg:x1="7cm" svg:y1="3.4cm" svg:x2="7cm" svg:y2="20cm">
          <text:p/>
        </draw:line>
        <draw:line draw:style-name="gr7" draw:text-style-name="P1" draw:layer="layout" svg:x1="22.8cm" svg:y1="3.4cm" svg:x2="22.8cm" svg:y2="19cm">
          <text:p/>
        </draw:line>
        <draw:frame draw:style-name="gr8" draw:text-style-name="P6" draw:layer="layout" svg:width="27.7cm" svg:height="1.7cm" svg:x="1cm" svg:y="1cm">
          <draw:text-box>
            <text:p text:style-name="P4"><text:span text:style-name="T4">Packages of the Alinex Universe</text:span></text:p>
          </draw:text-box>
        </draw:frame>
        <draw:connector draw:style-name="gr9" draw:text-style-name="P7" draw:layer="layout" draw:type="curve" svg:x1="2.7cm" svg:y1="6.887cm" svg:x2="2.742cm" svg:y2="9.903cm" draw:start-shape="id1" draw:start-glue-point="3" draw:end-shape="id2" draw:end-glue-point="3" svg:d="M2700 6887c-753 0-774 3016 42 3016" svg:viewBox="0 0 610 3017">
          <text:p/>
        </draw:connector>
        <draw:connector draw:style-name="gr9" draw:text-style-name="P7" draw:layer="layout" draw:type="curve" svg:x1="4.878cm" svg:y1="9.903cm" svg:x2="8.354cm" svg:y2="13.238cm" draw:start-shape="id2" draw:start-glue-point="1" draw:end-shape="id3" draw:end-glue-point="3" svg:d="M4878 9903c2607 0 869 3335 3476 3335" svg:viewBox="0 0 3477 3336">
          <text:p/>
        </draw:connector>
        <draw:connector draw:style-name="gr9" draw:text-style-name="P7" draw:layer="layout" draw:type="curve" svg:x1="4.878cm" svg:y1="9.903cm" svg:x2="8.354cm" svg:y2="9.133cm" draw:start-shape="id2" draw:start-glue-point="1" draw:end-shape="id4" draw:end-glue-point="3" svg:d="M4878 9903c2607 0 869-770 3476-770" svg:viewBox="0 0 3477 771">
          <text:p/>
        </draw:connector>
        <draw:connector draw:style-name="gr9" draw:text-style-name="P7" draw:layer="layout" draw:type="curve" svg:x1="10.49cm" svg:y1="9.133cm" svg:x2="12.364cm" svg:y2="9.91cm" draw:start-shape="id4" draw:start-glue-point="1" draw:end-shape="id5" draw:end-glue-point="3" svg:d="M10490 9133c1405 0 469 777 1874 777" svg:viewBox="0 0 1875 778">
          <text:p/>
        </draw:connector>
        <draw:connector draw:style-name="gr9" draw:text-style-name="P7" draw:layer="layout" draw:type="curve" svg:x1="14.5cm" svg:y1="9.91cm" svg:x2="15.657cm" svg:y2="8.303cm" draw:start-shape="id5" draw:start-glue-point="1" draw:end-shape="id6" draw:end-glue-point="3" svg:d="M14500 9910c868 0 290-1607 1157-1607" svg:viewBox="0 0 1158 1608">
          <text:p/>
        </draw:connector>
        <draw:connector draw:style-name="gr10" draw:text-style-name="P7" draw:layer="layout" draw:type="curve" svg:x1="22.229cm" svg:y1="13.625cm" svg:x2="23.357cm" svg:y2="13.606cm" svg:d="M22229 13625c594 0 30-19 1128-19" svg:viewBox="0 0 1129 20">
          <text:p/>
        </draw:connector>
        <draw:connector draw:style-name="gr10" draw:text-style-name="P7" draw:layer="layout" draw:type="curve" svg:x1="24.41cm" svg:y1="13.253cm" svg:x2="24.41cm" svg:y2="11.411cm" draw:start-shape="id7" draw:start-glue-point="0" draw:end-shape="id8" draw:end-glue-point="2" svg:d="M24410 13253v-1842" svg:viewBox="0 0 1 1843">
          <text:p/>
        </draw:connector>
        <draw:custom-shape draw:style-name="gr4" draw:text-style-name="P8" draw:layer="layout" svg:width="1.9cm" svg:height="0.7cm" svg:x="18.3cm" svg:y="19.2cm">
          <text:p text:style-name="P1"><text:span text:style-name="T5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1.9cm" svg:height="0.7cm" svg:x="22.5cm" svg:y="19.2cm">
          <text:p text:style-name="P1"><text:span text:style-name="T5">rele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draw:layer="layout" svg:width="1.9cm" svg:height="0.7cm" svg:x="24.6cm" svg:y="19.2cm">
          <text:p text:style-name="P1"><text:span text:style-name="T6">s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1.9cm" svg:height="0.7cm" svg:x="20.4cm" svg:y="19.2cm">
          <text:p text:style-name="P1"><text:span text:style-name="T5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2.138cm" svg:height="0.705cm" svg:x="15.657cm" svg:y="10.833cm">
          <text:p text:style-name="P1"><text:span text:style-name="T2">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curve" svg:x1="14.5cm" svg:y1="9.91cm" svg:x2="15.657cm" svg:y2="11.185cm" draw:start-shape="id5" draw:start-glue-point="1" draw:end-shape="id9" draw:end-glue-point="3" svg:d="M14500 9910c868 0 290 1275 1157 1275" svg:viewBox="0 0 1158 1276">
          <text:p/>
        </draw:connector>
        <draw:connector draw:style-name="gr9" draw:text-style-name="P7" draw:layer="layout" draw:type="curve" svg:x1="4.878cm" svg:y1="9.903cm" svg:x2="12.364cm" svg:y2="9.91cm" draw:start-shape="id2" draw:start-glue-point="1" draw:end-shape="id5" draw:end-glue-point="3" svg:d="M4878 9903c5614 0 1872 7 7486 7" svg:viewBox="0 0 7487 8">
          <text:p/>
        </draw:connector>
        <draw:connector draw:style-name="gr9" draw:text-style-name="P7" draw:layer="layout" draw:type="curve" svg:x1="10.49cm" svg:y1="9.133cm" svg:x2="15.657cm" svg:y2="6.72cm" draw:start-shape="id4" draw:start-glue-point="1" draw:end-shape="id10" draw:end-glue-point="3" svg:d="M10490 9133c3876 0 1293-2413 5167-2413" svg:viewBox="0 0 5168 2414">
          <text:p/>
        </draw:connector>
        <draw:connector draw:style-name="gr9" draw:text-style-name="P7" draw:layer="layout" draw:type="curve" svg:x1="10.49cm" svg:y1="13.238cm" svg:x2="12.364cm" svg:y2="9.91cm" draw:start-shape="id3" draw:start-glue-point="1" draw:end-shape="id5" draw:end-glue-point="3" svg:d="M10490 13238c1405 0 469-3328 1874-3328" svg:viewBox="0 0 1875 3329">
          <text:p/>
        </draw:connector>
        <draw:connector draw:style-name="gr9" draw:text-style-name="P7" draw:layer="layout" draw:type="curve" svg:x1="16.726cm" svg:y1="7.95cm" svg:x2="16.726cm" svg:y2="7.073cm" draw:start-shape="id6" draw:start-glue-point="0" draw:end-shape="id10" draw:end-glue-point="2" svg:d="M16726 7950v-877" svg:viewBox="0 0 1 878">
          <text:p/>
        </draw:connector>
        <draw:line draw:style-name="gr11" draw:text-style-name="P1" draw:layer="layout" svg:x1="3.5cm" svg:y1="2.3cm" svg:x2="25cm" svg:y2="2.3cm">
          <text:p/>
        </draw:line>
        <draw:custom-shape draw:style-name="gr4" draw:text-style-name="P3" xml:id="id11" draw:id="id11" draw:layer="layout" svg:width="2.136cm" svg:height="0.706cm" svg:x="2.742cm" svg:y="12.885cm">
          <text:p text:style-name="P1"><text:span text:style-name="T2">db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curve" svg:x1="4.878cm" svg:y1="13.238cm" svg:x2="8.354cm" svg:y2="13.238cm" draw:start-shape="id11" draw:start-glue-point="1" draw:end-shape="id3" draw:end-glue-point="3" svg:d="M4878 13238h3476" svg:viewBox="0 0 3477 1">
          <text:p/>
        </draw:connector>
        <draw:connector draw:style-name="gr9" draw:text-style-name="P7" draw:layer="layout" draw:type="curve" svg:x1="2.7cm" svg:y1="6.887cm" svg:x2="2.742cm" svg:y2="13.238cm" draw:start-shape="id1" draw:start-glue-point="3" draw:end-shape="id11" draw:end-glue-point="3" svg:d="M2700 6887c-753 0-774 6351 42 6351" svg:viewBox="0 0 610 6352">
          <text:p/>
        </draw:connector>
        <draw:connector draw:style-name="gr9" draw:text-style-name="P7" draw:layer="layout" draw:type="curve" svg:x1="4.878cm" svg:y1="13.238cm" svg:x2="12.364cm" svg:y2="9.91cm" draw:start-shape="id11" draw:start-glue-point="1" draw:end-shape="id5" draw:end-glue-point="3" svg:d="M4878 13238c5614 0 1872-3328 7486-3328" svg:viewBox="0 0 7487 3329">
          <text:p/>
        </draw:connector>
        <draw:connector draw:style-name="gr9" draw:text-style-name="P7" draw:layer="layout" draw:type="curve" svg:x1="16.726cm" svg:y1="8.656cm" svg:x2="16.726cm" svg:y2="10.833cm" draw:start-shape="id6" draw:end-shape="id9" draw:end-glue-point="0" svg:d="M16726 8656v2177" svg:viewBox="0 0 1 2178">
          <text:p/>
        </draw:connector>
        <draw:custom-shape draw:style-name="gr2" draw:text-style-name="P3" xml:id="id30" draw:id="id30" draw:layer="layout" svg:width="2.138cm" svg:height="0.705cm" svg:x="12.362cm" svg:y="11.235cm">
          <text:p text:style-name="P1"><text:span text:style-name="T2">spa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9cm" svg:height="0.7cm" svg:x="26.701cm" svg:y="19.201cm">
          <text:p text:style-name="P1"><text:span text:style-name="T5">3rd par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xml:id="id12" draw:id="id12" draw:layer="layout" svg:width="2.137cm" svg:height="0.706cm" svg:x="19.463cm" svg:y="5.505cm">
          <text:p text:style-name="P1"><text:span text:style-name="T2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curve" draw:line-skew="-1.676cm" svg:x1="10.49cm" svg:y1="9.133cm" svg:x2="19.463cm" svg:y2="5.858cm" draw:start-shape="id4" draw:start-glue-point="1" draw:end-shape="id12" draw:end-glue-point="3" svg:d="M10490 9133c4215 0-271-3275 8973-3275" svg:viewBox="0 0 8974 3276">
          <text:p/>
        </draw:connector>
        <draw:custom-shape draw:style-name="gr12" draw:text-style-name="P3" xml:id="id13" draw:id="id13" draw:layer="layout" svg:width="2.136cm" svg:height="0.705cm" svg:x="12.364cm" svg:y="12.856cm">
          <text:p text:style-name="P1"><text:span text:style-name="T2">exp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curve" svg:x1="10.49cm" svg:y1="13.238cm" svg:x2="12.364cm" svg:y2="13.208cm" draw:start-shape="id3" draw:start-glue-point="1" draw:end-shape="id13" draw:end-glue-point="3" svg:d="M10490 13238c1405 0 469-30 1874-30" svg:viewBox="0 0 1875 31">
          <text:p/>
        </draw:connector>
        <draw:custom-shape draw:style-name="gr12" draw:text-style-name="P3" draw:layer="layout" svg:width="2.137cm" svg:height="0.706cm" svg:x="23.562cm" svg:y="5.06cm">
          <text:p text:style-name="P1"><text:span text:style-name="T2">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5.8cm" svg:height="0.967cm" svg:x="22.8cm" svg:y="3.384cm">
          <draw:text-box>
            <text:p text:style-name="P4"><text:span text:style-name="T3">General</text:span></text:p>
          </draw:text-box>
        </draw:frame>
        <draw:custom-shape draw:style-name="gr12" draw:text-style-name="P3" draw:layer="layout" svg:width="2.137cm" svg:height="0.705cm" svg:x="23.562cm" svg:y="5.894cm">
          <text:p text:style-name="P1"><text:span text:style-name="T2">ch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5" draw:id="id15" draw:layer="layout" svg:width="2.138cm" svg:height="0.705cm" svg:x="26.5cm" svg:y="6.742cm">
          <text:p text:style-name="P1"><text:span text:style-name="T2">a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svg:x1="22.3cm" svg:y1="5.455cm" svg:x2="23.6cm" svg:y2="5.436cm" svg:d="M22300 5455c975 0 326-19 1300-19" svg:viewBox="0 0 1301 20">
          <text:p/>
        </draw:connector>
        <draw:connector draw:style-name="gr13" draw:text-style-name="P10" draw:layer="layout" draw:type="curve" svg:x1="22.3cm" svg:y1="6.281cm" svg:x2="23.6cm" svg:y2="6.262cm" svg:d="M22300 6281c975 0 326-19 1300-19" svg:viewBox="0 0 1301 20">
          <text:p/>
        </draw:connector>
        <draw:connector draw:style-name="gr13" draw:text-style-name="P10" draw:layer="layout" draw:type="curve" svg:x1="25.699cm" svg:y1="7.094cm" svg:x2="26.5cm" svg:y2="7.094cm" draw:start-shape="id14" draw:start-glue-point="1" draw:end-shape="id15" draw:end-glue-point="3" svg:d="M25699 7094h801" svg:viewBox="0 0 802 1">
          <text:p/>
        </draw:connector>
        <draw:custom-shape draw:style-name="gr12" draw:text-style-name="P3" xml:id="id16" draw:id="id16" draw:layer="layout" svg:width="2.136cm" svg:height="0.706cm" svg:x="8.343cm" svg:y="6.524cm">
          <text:p text:style-name="P1"><text:span text:style-name="T2">yar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curve" svg:x1="4.878cm" svg:y1="9.903cm" svg:x2="8.343cm" svg:y2="6.877cm" draw:start-shape="id2" draw:end-shape="id16" draw:end-glue-point="3" svg:d="M4878 9903c2599 0 867-3026 3465-3026" svg:viewBox="0 0 3466 3027">
          <text:p/>
        </draw:connector>
        <draw:connector draw:style-name="gr13" draw:text-style-name="P7" draw:layer="layout" draw:type="curve" svg:x1="4.878cm" svg:y1="13.238cm" svg:x2="8.343cm" svg:y2="6.877cm" draw:start-shape="id11" draw:start-glue-point="1" draw:end-shape="id16" svg:d="M4878 13238c2599 0 867-6361 3465-6361" svg:viewBox="0 0 3466 6362">
          <text:p/>
        </draw:connector>
        <draw:line draw:style-name="gr7" draw:text-style-name="P1" draw:layer="layout" svg:x1="28.5cm" svg:y1="8.966cm" svg:x2="22.909cm" svg:y2="8.966cm">
          <text:p/>
        </draw:line>
        <draw:custom-shape draw:style-name="gr3" draw:text-style-name="P3" xml:id="id17" draw:id="id17" draw:layer="layout" svg:width="2.136cm" svg:height="0.705cm" svg:x="8.354cm" svg:y="11.731cm">
          <text:p text:style-name="P1"><text:span text:style-name="T2">my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curve" svg:x1="4.878cm" svg:y1="13.238cm" svg:x2="8.354cm" svg:y2="12.083cm" draw:start-shape="id11" draw:start-glue-point="1" draw:end-shape="id17" draw:end-glue-point="3" svg:d="M4878 13238c2607 0 869-1155 3476-1155" svg:viewBox="0 0 3477 1156">
          <text:p/>
        </draw:connector>
        <draw:connector draw:style-name="gr9" draw:text-style-name="P7" draw:layer="layout" draw:type="curve" svg:x1="10.49cm" svg:y1="12.083cm" svg:x2="12.364cm" svg:y2="9.91cm" draw:start-shape="id17" draw:start-glue-point="1" draw:end-shape="id5" draw:end-glue-point="3" svg:d="M10490 12083c1405 0 469-2173 1874-2173" svg:viewBox="0 0 1875 2174">
          <text:p/>
        </draw:connector>
        <draw:custom-shape draw:style-name="gr1" draw:text-style-name="P2" xml:id="id14" draw:id="id14" draw:layer="layout" svg:width="2.137cm" svg:height="0.706cm" svg:x="23.562cm" svg:y="6.741cm">
          <text:p text:style-name="P1"><text:span text:style-name="T1">a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22.339cm" svg:y1="7.115cm" svg:x2="23.6cm" svg:y2="7.1cm">
          <text:p/>
        </draw:line>
        <draw:custom-shape draw:style-name="gr12" draw:text-style-name="P3" xml:id="id19" draw:id="id19" draw:layer="layout" svg:width="2.137cm" svg:height="0.705cm" svg:x="19.47cm" svg:y="9.556cm">
          <text:p text:style-name="P1"><text:span text:style-name="T2">xml2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8" draw:id="id18" draw:layer="layout" svg:width="2.137cm" svg:height="0.706cm" svg:x="26.463cm" svg:y="12.052cm">
          <text:p text:style-name="P1"><text:span text:style-name="T2">coffee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137cm" svg:height="0.705cm" svg:x="23.362cm" svg:y="15.311cm">
          <text:p text:style-name="P1"><text:span text:style-name="T2">ch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draw:line-skew="0cm -1.458cm 3.098cm" svg:x1="25.478cm" svg:y1="13.605cm" svg:x2="26.463cm" svg:y2="12.405cm" draw:start-shape="id7" draw:start-glue-point="1" draw:end-shape="id18" draw:end-glue-point="3" svg:d="M25478 13605c751 0 501-605 481-605s-282-595 504-595" svg:viewBox="0 0 986 1201">
          <text:p/>
        </draw:connector>
        <draw:connector draw:style-name="gr13" draw:text-style-name="P10" draw:layer="layout" draw:type="curve" svg:x1="22.259cm" svg:y1="15.699cm" svg:x2="23.387cm" svg:y2="15.679cm" svg:d="M22259 15699c846 0 283-20 1128-20" svg:viewBox="0 0 1129 21">
          <text:p/>
        </draw:connector>
        <draw:connector draw:style-name="gr13" draw:text-style-name="P7" draw:layer="layout" draw:type="curve" svg:x1="17.795cm" svg:y1="8.303cm" svg:x2="19.47cm" svg:y2="9.908cm" draw:start-shape="id6" draw:start-glue-point="1" draw:end-shape="id19" draw:end-glue-point="3" svg:d="M17795 8303c1255 0 418 1605 1675 1605" svg:viewBox="0 0 1676 1606">
          <text:p/>
        </draw:connector>
        <draw:custom-shape draw:style-name="gr12" draw:text-style-name="P3" xml:id="id20" draw:id="id20" draw:layer="layout" svg:width="2.138cm" svg:height="0.705cm" svg:x="26.462cm" svg:y="10.408cm">
          <text:p text:style-name="P1"><text:span text:style-name="T2">source-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svg:x1="25.478cm" svg:y1="11.058cm" svg:x2="26.462cm" svg:y2="10.76cm" draw:end-shape="id20" draw:end-glue-point="3" svg:d="M25478 11058c363 0-129-298 984-298" svg:viewBox="0 0 985 299">
          <text:p/>
        </draw:connector>
        <draw:custom-shape draw:style-name="gr12" draw:text-style-name="P3" xml:id="id21" draw:id="id21" draw:layer="layout" svg:width="2.138cm" svg:height="0.705cm" svg:x="26.464cm" svg:y="11.218cm">
          <text:p text:style-name="P1"><text:span text:style-name="T2">sprintf-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svg:x1="25.478cm" svg:y1="11.058cm" svg:x2="26.464cm" svg:y2="11.57cm" draw:end-shape="id21" draw:end-glue-point="3" svg:d="M25478 11058c364 0-128 512 986 512" svg:viewBox="0 0 987 513">
          <text:p/>
        </draw:connector>
        <draw:connector draw:style-name="gr10" draw:text-style-name="P7" draw:layer="layout" draw:type="curve" svg:x1="22.241cm" svg:y1="11.08cm" svg:x2="23.357cm" svg:y2="11.058cm" svg:d="M22241 11080c837 0 279-22 1116-22" svg:viewBox="0 0 1117 23">
          <text:p/>
        </draw:connector>
        <draw:custom-shape draw:style-name="gr12" draw:text-style-name="P3" xml:id="id26" draw:id="id26" draw:layer="layout" svg:width="2.137cm" svg:height="0.706cm" svg:x="26.463cm" svg:y="12.863cm">
          <text:p text:style-name="P1"><text:span text:style-name="T2">coffeel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7" draw:id="id27" draw:layer="layout" svg:width="2.137cm" svg:height="0.706cm" svg:x="26.463cm" svg:y="13.673cm">
          <text:p text:style-name="P1"><text:span text:style-name="T2">d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9" draw:id="id29" draw:layer="layout" svg:width="2.137cm" svg:height="0.706cm" svg:x="26.463cm" svg:y="15.294cm">
          <text:p text:style-name="P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8" draw:id="id28" draw:layer="layout" svg:width="2.137cm" svg:height="0.706cm" svg:x="26.463cm" svg:y="14.484cm">
          <text:p text:style-name="P1"><text:span text:style-name="T2">mo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5" draw:id="id25" draw:layer="layout" svg:width="2.137cm" svg:height="0.705cm" svg:x="19.463cm" svg:y="12.962cm">
          <text:p text:style-name="P1"><text:span text:style-name="T2">chro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137cm" svg:height="0.705cm" svg:x="15.663cm" svg:y="14.434cm">
          <text:p text:style-name="P1"><text:span text:style-name="T2">mo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2" draw:id="id22" draw:layer="layout" svg:width="2.137cm" svg:height="0.705cm" svg:x="19.47cm" svg:y="10.529cm">
          <text:p text:style-name="P1"><text:span text:style-name="T2">graceful-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3" draw:id="id23" draw:layer="layout" svg:width="2.137cm" svg:height="0.705cm" svg:x="19.47cm" svg:y="11.339cm">
          <text:p text:style-name="P1"><text:span text:style-name="T2">mini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4" draw:id="id24" draw:layer="layout" svg:width="2.137cm" svg:height="0.705cm" svg:x="19.47cm" svg:y="12.15cm">
          <text:p text:style-name="P1"><text:span text:style-name="T2">memoiz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7.795cm" svg:y1="11.185cm" svg:x2="19.47cm" svg:y2="10.881cm" draw:start-shape="id9" draw:end-shape="id22" draw:end-glue-point="3" svg:d="M17795 11185c1255 0 418-304 1675-304" svg:viewBox="0 0 1676 305">
          <text:p/>
        </draw:connector>
        <draw:connector draw:style-name="gr13" draw:text-style-name="P1" draw:layer="layout" draw:type="curve" svg:x1="17.795cm" svg:y1="11.185cm" svg:x2="19.47cm" svg:y2="11.691cm" draw:start-shape="id9" draw:start-glue-point="1" draw:end-shape="id23" draw:end-glue-point="3" svg:d="M17795 11185c1255 0 418 506 1675 506" svg:viewBox="0 0 1676 507">
          <text:p/>
        </draw:connector>
        <draw:connector draw:style-name="gr13" draw:text-style-name="P1" draw:layer="layout" draw:type="curve" svg:x1="17.795cm" svg:y1="11.185cm" svg:x2="19.47cm" svg:y2="12.502cm" draw:start-shape="id9" draw:start-glue-point="1" draw:end-shape="id24" svg:d="M17795 11185c1255 0 418 1317 1675 1317" svg:viewBox="0 0 1676 1318">
          <text:p/>
        </draw:connector>
        <draw:connector draw:style-name="gr13" draw:text-style-name="P1" draw:layer="layout" draw:type="curve" svg:x1="17.795cm" svg:y1="11.185cm" svg:x2="19.463cm" svg:y2="13.314cm" draw:start-shape="id9" draw:start-glue-point="1" draw:end-shape="id25" svg:d="M17795 11185c1251 0 417 2129 1668 2129" svg:viewBox="0 0 1669 2130">
          <text:p/>
        </draw:connector>
        <draw:custom-shape draw:style-name="gr4" draw:text-style-name="P3" draw:layer="layout" svg:width="2.136cm" svg:height="0.705cm" svg:x="8.3cm" svg:y="14.396cm">
          <text:p text:style-name="P1"><text:span text:style-name="T2">re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36cm" svg:height="0.705cm" svg:x="15.664cm" svg:y="11.965cm">
          <text:p text:style-name="P1"><text:span text:style-name="T2">f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36cm" svg:height="0.705cm" svg:x="2.664cm" svg:y="14.396cm">
          <text:p text:style-name="P1"><text:span text:style-name="T2">work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curve" svg:x1="25.478cm" svg:y1="13.605cm" svg:x2="26.463cm" svg:y2="13.216cm" draw:start-shape="id7" draw:start-glue-point="1" draw:end-shape="id26" draw:end-glue-point="3" svg:d="M25478 13605c738 0 246-389 985-389" svg:viewBox="0 0 986 390">
          <text:p/>
        </draw:connector>
        <draw:connector draw:style-name="gr13" draw:text-style-name="P10" draw:layer="layout" draw:type="curve" svg:x1="25.478cm" svg:y1="13.605cm" svg:x2="26.463cm" svg:y2="14.026cm" draw:start-shape="id7" draw:start-glue-point="1" draw:end-shape="id27" draw:end-glue-point="3" svg:d="M25478 13605c738 0 246 421 985 421" svg:viewBox="0 0 986 422">
          <text:p/>
        </draw:connector>
        <draw:connector draw:style-name="gr13" draw:text-style-name="P10" draw:layer="layout" draw:type="curve" draw:line-skew="0cm 1.549cm 3.065cm" svg:x1="25.478cm" svg:y1="13.605cm" svg:x2="26.463cm" svg:y2="14.837cm" draw:start-shape="id7" draw:start-glue-point="1" draw:end-shape="id28" draw:end-glue-point="3" svg:d="M25478 13605c751 0 502 695 465 695-36 0-315 537 520 537" svg:viewBox="0 0 986 1233">
          <text:p/>
        </draw:connector>
        <draw:connector draw:style-name="gr13" draw:text-style-name="P10" draw:layer="layout" draw:type="curve" svg:x1="25.478cm" svg:y1="13.605cm" svg:x2="26.463cm" svg:y2="15.647cm" draw:start-shape="id7" draw:start-glue-point="1" draw:end-shape="id29" draw:end-glue-point="3" svg:d="M25478 13605c751 0 501 1021 492 1021s-260 1021 493 1021" svg:viewBox="0 0 986 2043">
          <text:p/>
        </draw:connector>
        <draw:connector draw:style-name="gr9" draw:text-style-name="P1" draw:layer="layout" draw:type="curve" svg:x1="13.431cm" svg:y1="11.235cm" svg:x2="13.432cm" svg:y2="10.263cm" draw:start-shape="id30" draw:start-glue-point="0" draw:end-shape="id5" draw:end-glue-point="2" svg:d="M13431 11235c0-729 1-243 1-972" svg:viewBox="0 0 2 973">
          <text:p/>
        </draw:connector>
        <draw:custom-shape draw:style-name="gr12" draw:text-style-name="P3" xml:id="id31" draw:id="id31" draw:layer="layout" svg:width="2.137cm" svg:height="0.705cm" svg:x="19.47cm" svg:y="8.746cm">
          <text:p text:style-name="P1"><text:span text:style-name="T2">js-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32" draw:id="id32" draw:layer="layout" svg:width="2.137cm" svg:height="0.705cm" svg:x="19.47cm" svg:y="7.935cm">
          <text:p text:style-name="P1"><text:span text:style-name="T2">math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33" draw:id="id33" draw:layer="layout" svg:width="2.137cm" svg:height="0.705cm" svg:x="19.47cm" svg:y="7.125cm">
          <text:p text:style-name="P1"><text:span text:style-name="T2">handleb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34" draw:id="id34" draw:layer="layout" svg:width="2.137cm" svg:height="0.705cm" svg:x="19.47cm" svg:y="6.314cm">
          <text:p text:style-name="P11"><text:span text:style-name="T7">ipaddr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curve" svg:x1="17.795cm" svg:y1="8.303cm" svg:x2="19.47cm" svg:y2="9.098cm" draw:start-shape="id6" draw:start-glue-point="1" draw:end-shape="id31" draw:end-glue-point="3" svg:d="M17795 8303c1255 0 418 795 1675 795" svg:viewBox="0 0 1676 796">
          <text:p/>
        </draw:connector>
        <draw:connector draw:style-name="gr13" draw:text-style-name="P7" draw:layer="layout" draw:type="curve" svg:x1="17.795cm" svg:y1="8.303cm" svg:x2="19.47cm" svg:y2="8.287cm" draw:start-shape="id6" draw:start-glue-point="1" draw:end-shape="id32" draw:end-glue-point="3" svg:d="M17795 8303c1255 0 418-16 1675-16" svg:viewBox="0 0 1676 17">
          <text:p/>
        </draw:connector>
        <draw:connector draw:style-name="gr13" draw:text-style-name="P7" draw:layer="layout" draw:type="curve" svg:x1="17.795cm" svg:y1="8.303cm" svg:x2="19.47cm" svg:y2="7.477cm" draw:start-shape="id6" draw:start-glue-point="1" draw:end-shape="id33" draw:end-glue-point="3" svg:d="M17795 8303c1255 0 418-826 1675-826" svg:viewBox="0 0 1676 827">
          <text:p/>
        </draw:connector>
        <draw:connector draw:style-name="gr13" draw:text-style-name="P7" draw:layer="layout" draw:type="curve" svg:x1="17.795cm" svg:y1="8.303cm" svg:x2="19.47cm" svg:y2="6.666cm" draw:start-shape="id6" draw:start-glue-point="1" draw:end-shape="id34" draw:end-glue-point="3" svg:d="M17795 8303c1255 0 418-1637 1675-1637" svg:viewBox="0 0 1676 1638">
          <text:p/>
        </draw:connector>
        <draw:connector draw:style-name="gr13" draw:text-style-name="P7" draw:layer="layout" draw:type="curve" svg:x1="17.795cm" svg:y1="8.303cm" svg:x2="19.463cm" svg:y2="5.858cm" draw:start-shape="id6" draw:start-glue-point="1" draw:end-shape="id12" draw:end-glue-point="3" svg:d="M17795 8303c1251 0 417-2445 1668-2445" svg:viewBox="0 0 1669 2446">
          <text:p/>
        </draw:connector>
        <draw:connector draw:style-name="gr13" draw:text-style-name="P7" draw:layer="layout" draw:type="curve" svg:x1="14.5cm" svg:y1="9.862cm" svg:x2="19.47cm" svg:y2="9.098cm" draw:end-shape="id31" draw:end-glue-point="3" svg:d="M14500 9862c3351 0 866-764 4970-764" svg:viewBox="0 0 4971 765">
          <text:p/>
        </draw:connector>
        <draw:connector draw:style-name="gr13" draw:text-style-name="P7" draw:layer="layout" draw:type="curve" svg:x1="14.5cm" svg:y1="9.862cm" svg:x2="19.47cm" svg:y2="9.908cm" draw:end-shape="id19" draw:end-glue-point="3" svg:d="M14500 9862c3351 0 866 46 4970 46" svg:viewBox="0 0 4971 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illing</meta:initial-creator>
    <meta:creation-date>2014-08-18T08:29:53</meta:creation-date>
    <dc:date>2015-06-18T12:18:23.401983769</dc:date>
    <dc:creator>Alexander Schilling</dc:creator>
    <meta:editing-duration>P1DT7H47M22S</meta:editing-duration>
    <meta:editing-cycles>22</meta:editing-cycles>
    <meta:generator>LibreOffice/4.2.8.2$Linux_X86_64 LibreOffice_project/420m0$Build-2</meta:generator>
    <meta:printed-by>Alexander Schilling</meta:printed-by>
    <meta:print-date>2015-02-26T14:23:14.680440477</meta:print-date>
    <meta:document-statistic meta:object-count="103"/>
  </office:meta>
</office:document-meta>
</file>